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794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ame </text:p>
          </table:table-cell>
          <table:table-cell office:value-type="string">
            <text:p>email</text:p>
          </table:table-cell>
          <table:table-cell office:value-type="string">
            <text:p>skype</text:p>
          </table:table-cell>
        </table:table-row>
        <table:table-row table:style-name="ro2">
          <table:table-cell office:value-type="string">
            <text:p>Ashish Mohite</text:p>
          </table:table-cell>
          <table:table-cell office:value-type="string">
            <text:p><text:a xlink:href="mailto:ashish.mohite@weboniselab">ashish.mohite@weboniselab</text:a>.com</text:p>
          </table:table-cell>
          <table:table-cell office:value-type="string">
            <text:p>ashish.webonise</text:p>
          </table:table-cell>
        </table:table-row>
        <table:table-row table:style-name="ro2">
          <table:table-cell office:value-type="string">
            <text:p>Priyanka Athalye</text:p>
          </table:table-cell>
          <table:table-cell office:value-type="string">
            <text:p><text:a xlink:href="mailto:priyanka.athalye@weboniselab">priyanka.athalye@weboniselab</text:a>.com</text:p>
          </table:table-cell>
          <table:table-cell office:value-type="string">
            <text:p>priyanka_a.webonise</text:p>
          </table:table-cell>
        </table:table-row>
        <table:table-row table:style-name="ro2">
          <table:table-cell office:value-type="string">
            <text:p>Sachin wagh</text:p>
          </table:table-cell>
          <table:table-cell office:value-type="string">
            <text:p><text:a xlink:href="mailto:sachin.wagh@weboniselab">sachin.wagh@weboniselab</text:a>.com</text:p>
          </table:table-cell>
          <table:table-cell office:value-type="string">
            <text:p>sachin_w.webonise</text:p>
          </table:table-cell>
        </table:table-row>
        <table:table-row table:style-name="ro1">
          <table:table-cell office:value-type="string">
            <text:p>Yogesh kumar Chaurse </text:p>
          </table:table-cell>
          <table:table-cell office:value-type="string">
            <text:p>yogesh,chaurse@weboniselab.com</text:p>
          </table:table-cell>
          <table:table-cell office:value-type="string">
            <text:p>yogesh_c.webonise</text:p>
          </table:table-cell>
        </table:table-row>
        <table:table-row table:style-name="ro1">
          <table:table-cell office:value-type="string">
            <text:p>Sharang Dashputre</text:p>
          </table:table-cell>
          <table:table-cell office:value-type="string">
            <text:p>sharang.dashputre@weboniselab.com</text:p>
          </table:table-cell>
          <table:table-cell office:value-type="string">
            <text:p>sharang.webonise</text:p>
          </table:table-cell>
        </table:table-row>
        <table:table-row table:style-name="ro1">
          <table:table-cell office:value-type="string">
            <text:p>Tanushree Bobde</text:p>
          </table:table-cell>
          <table:table-cell office:value-type="string">
            <text:p>tanushree.bobde@weboniselab.com</text:p>
          </table:table-cell>
          <table:table-cell office:value-type="string">
            <text:p>tanushree_b.webonise</text:p>
          </table:table-cell>
        </table:table-row>
        <table:table-row table:style-name="ro2">
          <table:table-cell office:value-type="string">
            <text:p>Suyog Nerkar</text:p>
          </table:table-cell>
          <table:table-cell office:value-type="string">
            <text:p><text:a xlink:href="mailto:suyog.nerkar@weboniselab.com">suyog.nerkar@weboniselab.com</text:a></text:p>
          </table:table-cell>
          <table:table-cell office:value-type="string">
            <text:p>suyog_n.webonise</text:p>
          </table:table-cell>
        </table:table-row>
        <table:table-row table:style-name="ro1">
          <table:table-cell office:value-type="string">
            <text:p>Nitesh wadekar</text:p>
          </table:table-cell>
          <table:table-cell office:value-type="string">
            <text:p>nitesh.wadekar@weboniselab.com</text:p>
          </table:table-cell>
          <table:table-cell office:value-type="string">
            <text:p>niteshw.webonise</text:p>
          </table:table-cell>
        </table:table-row>
        <table:table-row table:style-name="ro1">
          <table:table-cell office:value-type="string">
            <text:p>Akshay Rokade</text:p>
          </table:table-cell>
          <table:table-cell office:value-type="string">
            <text:p>akshay.rokade@weboniselab.com</text:p>
          </table:table-cell>
          <table:table-cell office:value-type="string">
            <text:p>akshay.webonise</text:p>
          </table:table-cell>
        </table:table-row>
        <table:table-row table:style-name="ro1">
          <table:table-cell office:value-type="string">
            <text:p>Atul Sasikumar</text:p>
          </table:table-cell>
          <table:table-cell office:value-type="string">
            <text:p>atul.sasikumar@weboniselab.com</text:p>
          </table:table-cell>
          <table:table-cell office:value-type="string">
            <text:p>atul.webonise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1T13:24:03</meta:creation-date>
    <dc:date>2013-12-11T13:33:47</dc:date>
    <meta:editing-duration>PT5M23S</meta:editing-duration>
    <meta:editing-cycles>5</meta:editing-cycles>
    <meta:generator>LibreOffice/3.5$Linux_X86_64 LibreOffice_project/350m1$Build-2</meta:generator>
    <meta:document-statistic meta:table-count="3" meta:cell-count="33" meta:object-count="0"/>
  </office:meta>
</office:document-meta>
</file>